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75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44H47M37.972S" calcext:value-type="time">
            <text:p>344:47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table:number-columns-repeated="2"/>
          <table:table-cell table:formula="of:=IF([.G68]-[.F68] &gt; 0; [.G68]-[.F68]; 0)" office:value-type="time" office:time-value="PT00H00M00S" calcext:value-type="time">
            <text:p>00:00</text:p>
          </table:table-cell>
          <table:table-cell table:formula="of:=[.D68]+[.H68]" office:value-type="time" office:time-value="PT04H29M23.343S" calcext:value-type="time">
            <text:p>04:29</text:p>
          </table:table-cell>
          <table:table-cell table:style-name="ce3"/>
          <table:table-cell office:value-type="string" calcext:value-type="string">
            <text:p>Pathfinding fix cleanup, size normalization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12H46M38.559S" calcext:value-type="time">
            <text:p>12:4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75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3"/>
          <table:table-cell table:style-name="ce75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 style:data-style-name="N2" text:time-value="07:57:11.1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01T11:57:54.341000000</dc:date>
    <dc:creator>Benjamin Laws</dc:creator>
    <meta:editing-duration>P13DT15H6M23S</meta:editing-duration>
    <meta:editing-cycles>376</meta:editing-cycles>
    <meta:generator>LibreOffice/7.1.8.1$Windows_X86_64 LibreOffice_project/e1f30c802c3269a1d052614453f260e49458c82c</meta:generator>
    <meta:document-statistic meta:table-count="2" meta:cell-count="561" meta:object-count="0"/>
  </office:meta>
</office:document-meta>
</file>